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4cb5" officeooo:paragraph-rsid="00024cb5"/>
    </style:style>
    <style:style style:name="P2" style:family="paragraph" style:parent-style-name="Standard">
      <style:text-properties officeooo:rsid="00024cb5" officeooo:paragraph-rsid="0003ddea"/>
    </style:style>
    <style:style style:name="P3" style:family="paragraph" style:parent-style-name="Standard">
      <style:text-properties officeooo:rsid="00024cb5" officeooo:paragraph-rsid="00044c60"/>
    </style:style>
    <style:style style:name="P4" style:family="paragraph" style:parent-style-name="Standard">
      <style:text-properties officeooo:rsid="00044c60" officeooo:paragraph-rsid="00044c60"/>
    </style:style>
    <style:style style:name="P5" style:family="paragraph" style:parent-style-name="Standard">
      <style:text-properties officeooo:rsid="00024cb5" officeooo:paragraph-rsid="00080720"/>
    </style:style>
    <style:style style:name="T1" style:family="text">
      <style:text-properties officeooo:rsid="0003ddea"/>
    </style:style>
    <style:style style:name="T2" style:family="text">
      <style:text-properties officeooo:rsid="00044c6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3ddea" style:font-weight-asian="bold" style:font-weight-complex="bold"/>
    </style:style>
    <style:style style:name="T5" style:family="text">
      <style:text-properties fo:font-weight="bold" officeooo:rsid="00044c60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3ddea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44c6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80720" style:font-weight-asian="bold" style:font-weight-complex="bold"/>
    </style:style>
    <style:style style:name="T11" style:family="text">
      <style:text-properties officeooo:rsid="00080720"/>
    </style:style>
    <style:style style:name="T12" style:family="text">
      <style:text-properties fo:font-style="italic" officeooo:rsid="00080720" style:font-style-asian="italic" style:font-style-complex="italic"/>
    </style:style>
    <style:style style:name="T13" style:family="text">
      <style:text-properties fo:font-style="italic" officeooo:rsid="00044c60" style:font-style-asian="italic" style:font-style-complex="italic"/>
    </style:style>
    <style:style style:name="T14" style:family="text">
      <style:text-properties fo:font-style="italic" officeooo:rsid="0003ddea" style:font-style-asian="italic" style:font-style-complex="italic"/>
    </style:style>
    <style:style style:name="T15" style:family="text">
      <style:text-properties fo:font-style="italic" style:text-underline-style="none" fo:font-weight="normal" officeooo:rsid="00080720" style:font-style-asian="italic" style:font-weight-asian="normal" style:font-style-complex="italic" style:font-weight-complex="normal"/>
    </style:style>
    <style:style style:name="T16" style:family="text">
      <style:text-properties style:text-underline-style="none" fo:font-weight="bold" officeooo:rsid="00080720" style:font-weight-asian="bold" style:font-weight-complex="bold"/>
    </style:style>
    <style:style style:name="T17" style:family="text">
      <style:text-properties style:text-underline-style="none" fo:font-weight="normal" officeooo:rsid="00080720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P – POO</text:p>
      <text:p text:style-name="P1"/>
      <text:p text:style-name="P1">- une <text:span text:style-name="T7">classe</text:span> <text:span text:style-name="T12">(class NomClass)</text:span>= un plan. Elle pourra être instanciée ou héritée par une classe fille</text:p>
      <text:p text:style-name="P1">elle peut contenir : </text:p>
      <text:p text:style-name="P1"><text:tab/>- des <text:span text:style-name="T7">constantes</text:span> <text:span text:style-name="T12">(const NOM_CONST) </text:span>(accessibles uniquement en référençant la classe + opérateur de résolution <text:tab/> <text:s/>de portée::) <text:span text:style-name="T2">= définition d’une valeur fixe.</text:span></text:p>
      <text:p text:style-name="P1"><text:tab/>- des <text:span text:style-name="T7">propriétés</text:span> ou attributs <text:s/><text:span text:style-name="T12">($nompropriété)</text:span><text:span text:style-name="T11"> </text:span><text:s/><text:span text:style-name="T2">= ‘variable’ à l’intérieur d’une classe</text:span></text:p>
      <text:p text:style-name="P5"><text:tab/>- des <text:span text:style-name="T7">méthodes</text:span> <text:span text:style-name="T13">(function </text:span><text:span text:style-name="T12">nomfonction(paramètres) </text:span><text:span text:style-name="T13">)</text:span><text:span text:style-name="T2">= ‘fonction’ à l’intérieur d’une classe. (méthodes de type setters ou <text:tab/>getters) </text:span></text:p>
      <text:p text:style-name="P1"><text:tab/>→ on peut définir la visibilité des propriétés et méthodes : </text:p>
      <text:p text:style-name="P1"><text:tab/><text:tab/>- <text:span text:style-name="T7">private</text:span> : seulement à partir de la classe et non hérité dans les classes filles</text:p>
      <text:p text:style-name="P1"><text:tab/><text:tab/>- <text:span text:style-name="T7">protected</text:span> : seulement à partir de la classe et hérité dans la classe fille</text:p>
      <text:p text:style-name="P2"><text:tab/><text:tab/>- <text:span text:style-name="T7">public</text:span> : accessible depuis la classe, hérité dans la classe fille, accessible depuis les</text:p>
      <text:p text:style-name="P2"><text:tab/> <text:s text:c="5"/><text:tab/> <text:s/>objets instanciés.</text:p>
      <text:p text:style-name="P2">- <text:span text:style-name="T1">un </text:span><text:span text:style-name="T8">objet</text:span><text:span text:style-name="T1"> </text:span><text:span text:style-name="T14">(new)</text:span><text:span text:style-name="T1">= une instance d’une classe</text:span></text:p>
      <text:p text:style-name="P2"/>
      <text:p text:style-name="P1">- <text:span text:style-name="T1">Une </text:span><text:span text:style-name="T8">classe fille</text:span><text:span text:style-name="T1"> </text:span><text:span text:style-name="T14">(extends)</text:span><text:span text:style-name="T1">= Une extension de la classe mère. La classe fille hérite des propriétés et méthodes définies en public ou protected <text:s/>de la classe mère.</text:span></text:p>
      <text:p text:style-name="P1"/>
      <text:p text:style-name="P2">- <text:span text:style-name="T1">une </text:span><text:span text:style-name="T8">méthode surchargée</text:span><text:span text:style-name="T1"> : une méthode redéfinie dans la classe fille, réutilisant éventuellement le code de la classe mère.</text:span></text:p>
      <text:p text:style-name="P1"/>
      <text:p text:style-name="P1">- <text:span text:style-name="T2">une </text:span><text:span text:style-name="T9">méthode magique</text:span><text:span text:style-name="T2"> </text:span><text:span text:style-name="T13">( __nom)</text:span><text:span text:style-name="T2">= une méthode qui est lancée automatiquement lors d’un événement. Exemple : __construct, __destruct, ...</text:span></text:p>
      <text:p text:style-name="P1"/>
      <text:p text:style-name="P3">- <text:span text:style-name="T9">propriétés et méthodes static </text:span><text:span text:style-name="T15">(static)</text:span><text:span text:style-name="T2"> = concerne uniquement la classe mais pas les instanciations.</text:span></text:p>
      <text:p text:style-name="P4">( La valeur d’une propriété est identique pour tous les objets de la classe à un moment donné)</text:p>
      <text:p text:style-name="P4"><text:s text:c="2"/>Par exemple : le nombre d’objets instanciés de la classe.</text:p>
      <text:p text:style-name="P1"/>
      <text:p text:style-name="P1"/>
      <text:p text:style-name="P1">- une <text:span text:style-name="T7">classe abstraite</text:span> <text:s/><text:span text:style-name="T12">(abstract)</text:span>= un plan qui pourra être seulement héritée par une classe fille</text:p>
      <text:p text:style-name="P5">- <text:span text:style-name="T1">une </text:span><text:span text:style-name="T8">méthode abstraite</text:span><text:span text:style-name="T1"> </text:span><text:span text:style-name="T12">(abstract) </text:span><text:span text:style-name="T1">= une méthode non codée dans la classe mère mais qui devra obligatoirement exister dans les classe filles</text:span></text:p>
      <text:p text:style-name="P1"/>
      <text:p text:style-name="P1">- une <text:span text:style-name="T7">interface</text:span> <text:span text:style-name="T12">(interface)</text:span>= un plan qui pourra être implémenté par une classe fille ou hérité par une interface fille. <text:span text:style-name="T2">Une interface ne peut contenir que des constantes ou des méthodes sans code définies en public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6:00:42.717000000</meta:creation-date>
    <dc:date>2018-02-16T16:50:00.634000000</dc:date>
    <meta:editing-duration>PT11M4S</meta:editing-duration>
    <meta:editing-cycles>3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21" meta:word-count="327" meta:character-count="2021" meta:non-whitespace-character-count="1681"/>
  </office:meta>
</office:document-meta>
</file>